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114a12d5d982f0085b6699b7ef4fb1fe"/>
  <manifest:file-entry manifest:media-type="image/svg" manifest:full-path="Pictures/952d2f19ebf6ff465af21aa74501c0d0"/>
  <manifest:file-entry manifest:media-type="image/svg" manifest:full-path="Pictures/8b4154152e59a4b0319c4a3a425cf35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event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full-duplex for parallel interface. Modes are 'core' &amp; 'sys' and directions are 'c2s' &amp; 's2c'.</text:p>
      <text:p text:style-name="Text_20_body">CORE-V-MCU Event Interface</text:p>
      <text:p text:style-name="P1"><draw:frame draw:style-name="fr1" text:anchor-type="as-char" fo:min-width="15cm" draw:z-index="0" svg:height="15cm"><draw:image xlink:href="Pictures/114a12d5d982f0085b6699b7ef4fb1fe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low_speed_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Low speed 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HRESETn</text:p>
          </table:table-cell>
          <table:table-cell table:style-name="Table18.A2" office:value-type="string">
            <text:p text:style-name="Table_20_Contents">low_speed_clk_i</text:p>
          </table:table-cell>
          <table:table-cell table:style-name="Table18.C2" office:value-type="string">
            <text:p text:style-name="Table_20_Contents">System reset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low_speed_clk_i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timer_event_lo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low</text:p>
          </table:table-cell>
        </table:table-row>
        <table:table-row table:style-name="Table71.4">
          <table:table-cell table:style-name="Table71.A1" office:value-type="string">
            <text:p text:style-name="Table_20_Contents">timer_event_hi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high</text:p>
          </table:table-cell>
        </table:table-row>
        <table:table-row table:style-name="Table71.4">
          <table:table-cell table:style-name="Table71.A1" office:value-type="string">
            <text:p text:style-name="Table_20_Contents">err_event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Error event</text:p>
          </table:table-cell>
        </table:table-row>
        <table:table-row table:style-name="Table71.4">
          <table:table-cell table:style-name="Table71.A1" office:value-type="string">
            <text:p text:style-name="Table_20_Contents">fc_events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2</text:p>
          </table:table-cell>
          <table:table-cell table:style-name="Table71.E1" office:value-type="string">
            <text:p text:style-name="Table_20_Contents">Full chip event</text:p>
          </table:table-cell>
        </table:table-row>
        <table:table-row table:style-name="Table71.4">
          <table:table-cell table:style-name="Table71.A1" office:value-type="string">
            <text:p text:style-name="Table_20_Contents">event_fifo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FIFO valid</text:p>
          </table:table-cell>
        </table:table-row>
        <table:table-row table:style-name="Table71.4">
          <table:table-cell table:style-name="Table71.A1" office:value-type="string">
            <text:p text:style-name="Table_20_Contents">cl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Chip-level event valid</text:p>
          </table:table-cell>
        </table:table-row>
        <table:table-row table:style-name="Table71.4">
          <table:table-cell table:style-name="Table71.A1" office:value-type="string">
            <text:p text:style-name="Table_20_Contents">cl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Chip-level event data</text:p>
          </table:table-cell>
        </table:table-row>
        <table:table-row table:style-name="Table71.4">
          <table:table-cell table:style-name="Table71.A1" office:value-type="string">
            <text:p text:style-name="Table_20_Contents">pr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Peripherals event valid</text:p>
          </table:table-cell>
        </table:table-row>
        <table:table-row table:style-name="Table71.4">
          <table:table-cell table:style-name="Table71.A1" office:value-type="string">
            <text:p text:style-name="Table_20_Contents">pr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Peripherals event data</text:p>
          </table:table-cell>
        </table:table-row>
        <table:table-row table:style-name="Table71.4">
          <table:table-cell table:style-name="Table71.A7" office:value-type="string">
            <text:p text:style-name="Table_20_Contents">cl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Chip-level event ready</text:p>
          </table:table-cell>
        </table:table-row>
        <table:table-row table:style-name="Table71.4">
          <table:table-cell table:style-name="Table71.A7" office:value-type="string">
            <text:p text:style-name="Table_20_Contents">pr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Peripherals event ready</text:p>
          </table:table-cell>
        </table:table-row>
        <table:table-row table:style-name="Table71.4">
          <table:table-cell table:style-name="Table71.A7" office:value-type="string">
            <text:p text:style-name="Table_20_Contents">per_events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7</text:p>
          </table:table-cell>
          <table:table-cell table:style-name="Table71.A2" office:value-type="string">
            <text:p text:style-name="Table_20_Contents">Peripherals event</text:p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952d2f19ebf6ff465af21aa74501c0d0"/></draw:frame></text:p>
      <text:p text:style-name="P1"><draw:frame draw:style-name="fr1" text:anchor-type="as-char" fo:min-width="15cm" draw:z-index="2" svg:height="7.909cm"><draw:image xlink:href="Pictures/8b4154152e59a4b0319c4a3a425cf354"/></draw:frame></text:p>
      <text:h text:style-name="Heading_20_2" text:outline-level="2">Prediction and Scoreboarding</text:h>
      <table:table table:name="Table74" table:style-name="Table74">
        <table:table-column table:style-name="Table74.A"/>
        <table:table-column table:style-name="Table74.B"/>
        <table:table-column table:style-name="Table74.C"/>
        <table:table-header-rows>
          <table:table-row>
            <table:table-cell table:style-name="Table74.A1" office:value-type="string">
              <text:p text:style-name="Table_20_Heading">Path Name</text:p>
            </table:table-cell>
            <table:table-cell table:style-name="Table74.A1" office:value-type="string">
              <text:p text:style-name="Table_20_Heading">Predictor Source (Expected)</text:p>
            </table:table-cell>
            <table:table-cell table:style-name="Table74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4.A2" office:value-type="string">
            <text:p text:style-name="Table_20_Contents">core</text:p>
          </table:table-cell>
          <table:table-cell table:style-name="Table74.A2" office:value-type="string">
            <text:p text:style-name="Table_20_Contents">core_agent.seq_item_ap</text:p>
          </table:table-cell>
          <table:table-cell table:style-name="Table74.C2" office:value-type="string">
            <text:p text:style-name="Table_20_Contents">passive_agent.c2s_mon_trn_ap</text:p>
          </table:table-cell>
        </table:table-row>
        <table:table-row>
          <table:table-cell table:style-name="Table74.A2" office:value-type="string">
            <text:p text:style-name="Table_20_Contents">sys</text:p>
          </table:table-cell>
          <table:table-cell table:style-name="Table74.A2" office:value-type="string">
            <text:p text:style-name="Table_20_Contents">sys_agent.seq_item_ap</text:p>
          </table:table-cell>
          <table:table-cell table:style-name="Table74.C2" office:value-type="string">
            <text:p text:style-name="Table_20_Contents">passive_agent.s2c_mon_trn_ap</text:p>
          </table:table-cell>
        </table:table-row>
        <table:table-row>
          <table:table-cell table:style-name="Table74.A2" office:value-type="string">
            <text:p text:style-name="Table_20_Contents">c2s</text:p>
          </table:table-cell>
          <table:table-cell table:style-name="Table74.A2" office:value-type="string">
            <text:p text:style-name="Table_20_Contents">core_agent.c2s_mon_trn_ap</text:p>
          </table:table-cell>
          <table:table-cell table:style-name="Table74.C2" office:value-type="string">
            <text:p text:style-name="Table_20_Contents">sys_agent.c2s_mon_trn_ap</text:p>
          </table:table-cell>
        </table:table-row>
        <table:table-row>
          <table:table-cell table:style-name="Table74.A2" office:value-type="string">
            <text:p text:style-name="Table_20_Contents">s2c</text:p>
          </table:table-cell>
          <table:table-cell table:style-name="Table74.A2" office:value-type="string">
            <text:p text:style-name="Table_20_Contents">sys_agent.s2c_mon_trn_ap</text:p>
          </table:table-cell>
          <table:table-cell table:style-name="Table74.C2" office:value-type="string">
            <text:p text:style-name="Table_20_Contents">core_agent.s2c_mon_trn_ap</text:p>
          </table:table-cell>
        </table:table-row>
      </table:table>
      <text:h text:style-name="Heading_20_2" text:outline-level="2">Environment Sequences</text:h>
      <text:h text:style-name="Heading_20_3" text:outline-level="3">fix_stim</text:h>
      <text:p text:style-name="Table_20_Contents">Sequence for test 'fix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stim</text:p>
          </table:table-cell>
        </table:table-row>
      </table:table>
      <text:h text:style-name="Heading_20_3" text:outline-level="3">rand_stim</text:h>
      <text:p text:style-name="Table_20_Contents">Sequence for test 'rand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stim</text:p>
          </table:table-cell>
        </table:table-row>
      </table:table>
      <text:h text:style-name="Heading_20_3" text:outline-level="3">fix_ill_stim</text:h>
      <text:p text:style-name="Table_20_Contents">Sequence for test 'fix_ill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ill_stim</text:p>
          </table:table-cell>
        </table:table-row>
      </table:table>
      <text:h text:style-name="Heading_20_3" text:outline-level="3">rand_ill_stim</text:h>
      <text:p text:style-name="Table_20_Contents">Sequence for test 'rand_ill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num_error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ill_stim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c2s' must observe 'test_cfg.num_items' matches.</text:p>
        </text:list-item>
      </text:list>
      <text:list xml:id="list5170148334762739864" text:style-name="L1">
        <text:list-item>
          <text:p text:style-name="P4">Scoreboard 's2c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c2s' must observe '(test_cfg.num_items-test_cfg.num_errors)' matches.</text:p>
        </text:list-item>
      </text:list>
      <text:list xml:id="list5170148334762739864" text:style-name="L1">
        <text:list-item>
          <text:p text:style-name="P4">Scoreboard 's2c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3.990345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53.990345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